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Sept 25, 2004, 7 miles on the high school track running wide so each lap was 440 yds. ½ mile jog and ¼ mile of drills. 6 miles of continuous running in 44:20 with every other mile somewhat fast. Jogged ¼ mile.</text:p>
      <text:p text:style-name="Standard">Splits on continuous run: 8:01+6:57+7:58+6:52+8:00+6:31.5 = 44:20.</text:p>
      <text:p text:style-name="Standard">I think I am getting back into shape.</text:p>
      <text:p text:style-name="Standard"/>
      <text:p text:style-name="Standard">Tues Sept 28, 2004, <text:s/>3 miles on the high school track. <text:s/>1 mile warm up including 400m of drills. <text:s/>4x400m with 400m jogs between. <text:s/>Jogs took 2:45. Jogged 400m slowly.</text:p>
      <text:p text:style-name="Standard">Times on 400’s: 88.8s, 90.5s, 85s, 85s.</text:p>
      <text:p text:style-name="Standard"/>
      <text:p text:style-name="Standard">Wed Sept 29, 2004, 2 miles including 1 mile on treadmill in 7:55, 1 cycle in weight room and 1 mile on treadmill in 7:01. <text:s/>The 7:01 mile was run at an ever increasing speed starting at 7:30/mile and ending at 6:30/mile pace.</text:p>
      <text:p text:style-name="Standard"/>
      <text:p text:style-name="P1">Total for the week (9/25/04-10/1/04): 26 miles</text:p>
      <text:p text:style-name="Standard"/>
      <text:p text:style-name="Standard">Sun Oct 3, 2004, 3.5 miles on high school track. <text:s/>1.5 mile warm up including 440 yds of drills. <text:s/>1 mile in 6:35. 1 mile jog. <text:s/>The splits for the 1 mile were: 1:41+1:41+1:38+1:35.</text:p>
      <text:p text:style-name="Standard"/>
      <text:p text:style-name="Standard">Mon Oct 4, 2004, 2 miles including ½ mile on treadmill in 3:58, a few minute rest, and 1.5 miles on the indoor track averaging 7:05/mile running a various paces.</text:p>
      <text:p text:style-name="Standard"/>
      <text:p text:style-name="Standard">Tues Oct 5, 2004, <text:s/>6.5 miles on the high school track running wide so each lap was 440 yds. 1.25 mile warm up including ¼ mile of drills. 5 miles of continuous running with odd numbered miles faster. Jogged ¼ mile.</text:p>
      <text:p text:style-name="Standard">Splits on continuous run: 6:55+8:00+6:48+8:00+6:25.5 </text:p>
      <text:p text:style-name="Standard"/>
      <text:p text:style-name="Standard">Thurs Oct 7, 2004, 2 miles on treadmill in 8:56 and 6:53. <text:s/>The second mile included a ½ mile in 3:00.</text:p>
      <text:p text:style-name="Standard"/>
      <text:p text:style-name="P1">Total for the week (10/2/04-10/8/04): 21 miles</text:p>
      <text:p text:style-name="Standard"/>
      <text:p text:style-name="Standard">Sat Oct 9, 2004, 3 miles including 1 mile on indoor track going faster as I ran in 7:41, a few minute rest and 2 miles on treadmill in 15:00. <text:s/>Splits for the 2 miles on treadmill:</text:p>
      <text:p text:style-name="Standard">¼ in 2:00, ¼ in 90s, ½ in 4:00, ¼ in 90s and ¾ in 6:00.</text:p>
      <text:p text:style-name="Standard"/>
      <text:p text:style-name="Standard">Sun Oct 10, 2004, <text:s/>Walked a mile in 14:20. <text:s/>4 miles on treadmill in 7:55+7:30+7:30+6:54 = 29:49. <text:s/>the last mile included a ½ mile in 3:12.</text:p>
      <text:p text:style-name="Standard"/>
      <text:p text:style-name="Standard">Mon Oct 11, 2004, 6 miles on a hilly course in 9:42+8:12+8:16+8:28+7:16+7:54 = 49:47</text:p>
      <text:p text:style-name="Standard">That’s 8:18/mile</text:p>
      <text:p text:style-name="Standard"/>
      <text:p text:style-name="Standard">Tues Oct 12, 2004, <text:s/>6.5 miles on the high school track running wide so each lap was 440 yds. 1.25 mile warm up including ¼ mile of drills. 5 miles of continuous running with odd numbered miles faster. Jogged ¼ mile.</text:p>
      <text:p text:style-name="Standard">Splits on continuous run: 6:45+8:04+6:35+8:54+6:14.4 <text:s/>(see Oct 5, 2004)</text:p>
      <text:p text:style-name="Standard"><text:soft-page-break/></text:p>
      <text:p text:style-name="Standard"><text:s/><text:span text:style-name="T1">Total for the week (10/9/04-10/15/04): 31 miles</text:span></text:p>
      <text:p text:style-name="Standard"/>
      <text:p text:style-name="Standard">(I am going to taper for a ½ marathon on Oct 24, 2004. The taper will include some fast running but not a lot).</text:p>
      <text:p text:style-name="Standard"/>
      <text:p text:style-name="Standard">Sat Oct 16, 2004, 4 miles on hilly course in 35:55 <text:s/>(about 9:00/mile)</text:p>
      <text:p text:style-name="Standard"/>
      <text:p text:style-name="Standard">Sun Oct 17, 2004, 3 miles on treadmill in 23:58 going faster as I ran. (about 8:00/mile)</text:p>
      <text:p text:style-name="Standard"/>
      <text:p text:style-name="Standard">Mon Oct 18, 2004, 3 miles on treadmill in 23:05 going faster as I ran. (about 7:42/mile)</text:p>
      <text:p text:style-name="Standard"/>
      <text:p text:style-name="Standard">Tues Oct 19, 2004, 5 miles including 1.25 miles in the indoor track in 9:57, a few minute rest, and 3.75 miles on a treadmill in 27:51. <text:s/>The splits on the treadmill were: ¼ in 1:59, </text:p>
      <text:p text:style-name="Standard">2 miles in 15:00, 1 mile in 7:08, ½ mile in 3:44. <text:s/>The mile in 7:08 was faster as I ran starting at 7:24/mile and ending at 6:49/mile pace.</text:p>
      <text:p text:style-name="Standard"/>
      <text:p text:style-name="Standard">Wed Oct. 20, 2004, 3 miles on a hilly course. Splits: 8:36+8:07+7:13.</text:p>
      <text:p text:style-name="Standard"/>
      <text:p text:style-name="Standard">Thurs Oct 21, 2004, 3 miles on treadmill all in 8:30/mile.</text:p>
      <text:p text:style-name="Standard"/>
      <text:p text:style-name="Standard">Fri Oct 22, 2004, 2 miles on roads in 8:31 and 8:27</text:p>
      <text:p text:style-name="Standard"/>
      <text:p text:style-name="P1">Total for the week (10/6/04-10/22/04): 23 miles</text:p>
      <text:p text:style-name="P1"/>
      <text:p text:style-name="Standard">Sat Oct 23, 2004, 1 mile slowly on roads.</text:p>
      <text:p text:style-name="Standard"/>
      <text:p text:style-name="Standard">Sun Oct 24, 2004, 14.25 miles including the Casino Niagara ½ marathon in Niagara Falls Canada. <text:s/>I warmed up with about a mile before and some stretching etc. and did a very little bit of jogging after. The weather was cool with cloud cover and very little wind, so it was ideal. <text:s/>I used two Power Gels during the run and drank some Gatorade and water a few times. <text:s/>I ran in control the whole way actually trying to hold myself back for a lot of the race. <text:s/>I think I could have run faster.</text:p>
      <text:p text:style-name="Standard">Splits: <text:s/>1 <text:s text:c="2"/>6:27<text:tab/>6 <text:s text:c="3"/>6:52<text:tab/>11 <text:s text:c="4"/>6:55</text:p>
      <text:p text:style-name="Standard"><text:tab/>2 <text:s text:c="2"/>6:46<text:tab/>7 <text:s text:c="3"/>6:59.8<text:tab/>12 <text:s text:c="4"/>6:49</text:p>
      <text:p text:style-name="Standard"><text:tab/>3 <text:s text:c="2"/>6:54<text:tab/>8 <text:s text:c="3"/>6:56<text:tab/>13 <text:s text:c="4"/>6:36</text:p>
      <text:p text:style-name="Standard"><text:tab/>4 <text:s text:c="2"/>6:53<text:tab/>9 <text:s text:c="3"/>6:58<text:tab/>13.1 <text:s/>0:38</text:p>
      <text:p text:style-name="Standard"><text:tab/>5 <text:s text:c="2"/>6:52<text:tab/>10 <text:s/>6:59<text:tab/></text:p>
      <text:p text:style-name="Standard"/>
      <text:p text:style-name="Standard"><text:s/></text:p>
      <text:p text:style-name="Standard"/>
      <text:p text:style-name="Standard"><text:s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style:font-size-asian="14pt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t Oct 18, 6 miles including 4 mile road race in 25:44</dc:title>
    <meta:initial-creator>usrpriv</meta:initial-creator>
    <meta:creation-date>2004-09-25T13:00:00</meta:creation-date>
    <dc:creator>usrpriv</dc:creator>
    <dc:date>2004-10-25T14:54:00</dc:date>
    <meta:editing-cycles>18</meta:editing-cycles>
    <meta:editing-duration>PT2H8M</meta:editing-duration>
    <meta:document-statistic meta:table-count="0" meta:image-count="0" meta:object-count="0" meta:page-count="2" meta:paragraph-count="41" meta:word-count="746" meta:character-count="3935"/>
    <meta:generator>OpenOffice/4.1.0$Win32 OpenOffice.org_project/410m18$Build-9764</meta:generator>
  </office:meta>
</office:document-meta>
</file>